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158466"/>
    </style:style>
    <style:style style:name="ce10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ACE2</text:p>
          </table:table-cell>
          <table:table-cell office:value-type="string" calcext:value-type="string">
            <text:p>TMPRSS2</text:p>
          </table:table-cell>
          <table:table-cell office:value-type="string" calcext:value-type="string">
            <text:p>IFITM2</text:p>
          </table:table-cell>
          <table:table-cell office:value-type="string" calcext:value-type="string">
            <text:p>IFITM3</text:p>
          </table:table-cell>
          <table:table-cell office:value-type="string" calcext:value-type="string">
            <text:p>MYCN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PTPN6</text:p>
          </table:table-cell>
          <table:table-cell office:value-type="string" calcext:value-type="string">
            <text:p>TP53</text:p>
          </table:table-cell>
          <table:table-cell office:value-type="string" calcext:value-type="string">
            <text:p>CXCL10</text:p>
          </table:table-cell>
          <table:table-cell office:value-type="string" calcext:value-type="string">
            <text:p>CXCL11</text:p>
          </table:table-cell>
          <table:table-cell office:value-type="string" calcext:value-type="string">
            <text:p>AGTR1</text:p>
          </table:table-cell>
          <table:table-cell office:value-type="string" calcext:value-type="string">
            <text:p>BSG (CD147)</text:p>
          </table:table-cell>
          <table:table-cell/>
          <table:table-cell office:value-type="string" calcext:value-type="string">
            <text:p>Clus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NA</text:p>
          </table:table-cell>
          <table:table-cell table:style-name="ce6" office:value-type="float" office:value="0.000215153699734387" calcext:value-type="float">
            <text:p>0.000215153699734</text:p>
          </table:table-cell>
          <table:table-cell table:style-name="ce7" office:value-type="float" office:value="0.00000195741597699918" calcext:value-type="float">
            <text:p>1.95741597699918E-06</text:p>
          </table:table-cell>
          <table:table-cell table:style-name="ce8" office:value-type="float" office:value="0.00022433846723709" calcext:value-type="float">
            <text:p>0.000224338467237</text:p>
          </table:table-cell>
          <table:table-cell table:style-name="ce8" office:value-type="float" office:value="0.00604635316473097" calcext:value-type="float">
            <text:p>0.006046353164731</text:p>
          </table:table-cell>
          <table:table-cell table:style-name="ce6" office:value-type="float" office:value="0.0550017494713812" calcext:value-type="float">
            <text:p>0.055001749471381</text:p>
          </table:table-cell>
          <table:table-cell table:style-name="ce8" office:value-type="float" office:value="0.0140476253278864" calcext:value-type="float">
            <text:p>0.014047625327886</text:p>
          </table:table-cell>
          <table:table-cell table:style-name="ce9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8" office:value-type="float" office:value="0.00020905174560858" calcext:value-type="float">
            <text:p>0.000209051745609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KM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627" calcext:value-type="float">
            <text:p>0.00627</text:p>
          </table:table-cell>
          <table:table-cell table:number-columns-repeated="3" office:value-type="string" calcext:value-type="string">
            <text:p>NA</text:p>
          </table:table-cell>
          <table:table-cell table:style-name="ce4" office:value-type="float" office:value="0.00758" calcext:value-type="float">
            <text:p>0.0075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style-name="ce8" office:value-type="float" office:value="0.00106876237667553" calcext:value-type="float">
            <text:p>0.001068762376676</text:p>
          </table:table-cell>
          <table:table-cell table:style-name="ce8" office:value-type="float" office:value="0.037357284345069" calcext:value-type="float">
            <text:p>0.037357284345069</text:p>
          </table:table-cell>
          <table:table-cell table:style-name="ce6" office:value-type="float" office:value="0.000200475177489548" calcext:value-type="float">
            <text:p>0.00020047517749</text:p>
          </table:table-cell>
          <table:table-cell table:style-name="ce6" office:value-type="float" office:value="0.00209358366980112" calcext:value-type="float">
            <text:p>0.002093583669801</text:p>
          </table:table-cell>
          <table:table-cell table:style-name="ce8" office:value-type="float" office:value="0.0105028362641879" calcext:value-type="float">
            <text:p>0.010502836264188</text:p>
          </table:table-cell>
          <table:table-cell office:value-type="string" calcext:value-type="string">
            <text:p>NA</text:p>
          </table:table-cell>
          <table:table-cell table:style-name="ce7" office:value-type="float" office:value="0.0000000187090013126361" calcext:value-type="float">
            <text:p>1.87090013126361E-08</text:p>
          </table:table-cell>
          <table:table-cell office:value-type="string" calcext:value-type="string">
            <text:p>NA</text:p>
          </table:table-cell>
          <table:table-cell table:style-name="ce7" office:value-type="float" office:value="0.000000469585605030005" calcext:value-type="float">
            <text:p>4.69585605030005E-07</text:p>
          </table:table-cell>
          <table:table-cell table:style-name="ce6" office:value-type="float" office:value="0.00174073119026673" calcext:value-type="float">
            <text:p>0.001740731190267</text:p>
          </table:table-cell>
          <table:table-cell table:style-name="ce8" office:value-type="float" office:value="0.00274561882441221" calcext:value-type="float">
            <text:p>0.002745618824412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ACE2</text:p>
          </table:table-cell>
          <table:table-cell table:style-name="ce6" office:value-type="float" office:value="0.000215153699734387" calcext:value-type="float">
            <text:p>0.000215153699734</text:p>
          </table:table-cell>
          <table:table-cell table:style-name="ce8" office:value-type="float" office:value="0.00106876237667553" calcext:value-type="float">
            <text:p>0.001068762376676</text:p>
          </table:table-cell>
          <table:table-cell table:number-columns-repeated="4" office:value-type="string" calcext:value-type="string">
            <text:p>NA</text:p>
          </table:table-cell>
          <table:table-cell table:style-name="ce8" office:value-type="float" office:value="0.021251461482767" calcext:value-type="float">
            <text:p>0.021251461482767</text:p>
          </table:table-cell>
          <table:table-cell table:style-name="ce6" office:value-type="float" office:value="0.0294984002640732" calcext:value-type="float">
            <text:p>0.029498400264073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0.00627" calcext:value-type="float">
            <text:p>0.00627</text:p>
          </table:table-cell>
          <table:table-cell office:value-type="string" calcext:value-type="string">
            <text:p>NA</text:p>
          </table:table-cell>
          <table:table-cell table:style-name="ce8" office:value-type="float" office:value="0.0339472685894652" calcext:value-type="float">
            <text:p>0.033947268589465</text:p>
          </table:table-cell>
          <table:table-cell table:style-name="ce10" office:value-type="float" office:value="0.00000439938799573685" calcext:value-type="float">
            <text:p>4.39938799573685E-06</text:p>
          </table:table-cell>
          <table:table-cell table:style-name="ce10" office:value-type="float" office:value="0.00000183905580358571" calcext:value-type="float">
            <text:p>1.83905580358571E-06</text:p>
          </table:table-cell>
          <table:table-cell table:style-name="ce7" office:value-type="float" office:value="0.000000000000615168791202366" calcext:value-type="float">
            <text:p>6.15168791202366E-13</text:p>
          </table:table-cell>
          <table:table-cell table:style-name="ce10" office:value-type="float" office:value="0.000000000000274345831539332" calcext:value-type="float">
            <text:p>2.74345831539332E-13</text:p>
          </table:table-cell>
          <table:table-cell table:style-name="ce10" office:value-type="float" office:value="0.00000000282957596169986" calcext:value-type="float">
            <text:p>2.82957596169986E-09</text:p>
          </table:table-cell>
          <table:table-cell table:style-name="ce7" office:value-type="float" office:value="0.000000000006906036367043" calcext:value-type="float">
            <text:p>6.906036367043E-12</text:p>
          </table:table-cell>
          <table:table-cell table:style-name="ce10" office:value-type="float" office:value="0.000000949074757829698" calcext:value-type="float">
            <text:p>9.49074757829698E-07</text:p>
          </table:table-cell>
          <table:table-cell table:style-name="ce10" office:value-type="float" office:value="0.0000203412966104401" calcext:value-type="float">
            <text:p>2.03412966104401E-05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TMPRSS2</text:p>
          </table:table-cell>
          <table:table-cell table:style-name="ce7" office:value-type="float" office:value="0.00000195741597699918" calcext:value-type="float">
            <text:p>1.95741597699918E-06</text:p>
          </table:table-cell>
          <table:table-cell table:style-name="ce8" office:value-type="float" office:value="0.037357284345069" calcext:value-type="float">
            <text:p>0.037357284345069</text:p>
          </table:table-cell>
          <table:table-cell table:style-name="ce8" office:value-type="float" office:value="0.0339472685894652" calcext:value-type="float">
            <text:p>0.033947268589465</text:p>
          </table:table-cell>
          <table:table-cell table:number-columns-repeated="3"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  <table:table-cell table:style-name="ce8" office:value-type="float" office:value="0.0154079543391008" calcext:value-type="float">
            <text:p>0.015407954339101</text:p>
          </table:table-cell>
          <table:table-cell table:style-name="ce8" office:value-type="float" office:value="0.0365298065029891" calcext:value-type="float">
            <text:p>0.036529806502989</text:p>
          </table:table-cell>
          <table:table-cell table:style-name="ce8" office:value-type="float" office:value="0.0134196817471946" calcext:value-type="float">
            <text:p>0.013419681747195</text:p>
          </table:table-cell>
          <table:table-cell table:style-name="ce7" office:value-type="float" office:value="0.000062158892686043" calcext:value-type="float">
            <text:p>6.2158892686043E-05</text:p>
          </table:table-cell>
          <table:table-cell table:style-name="ce9" office:value-type="string" calcext:value-type="string">
            <text:p>NA</text:p>
          </table:table-cell>
          <table:table-cell table:style-name="ce10" office:value-type="float" office:value="0.00000181396094663561" calcext:value-type="float">
            <text:p>1.81396094663561E-06</text:p>
          </table:table-cell>
          <table:table-cell table:style-name="ce1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IFITM2</text:p>
          </table:table-cell>
          <table:table-cell table:style-name="ce8" office:value-type="float" office:value="0.00022433846723709" calcext:value-type="float">
            <text:p>0.000224338467237</text:p>
          </table:table-cell>
          <table:table-cell table:style-name="ce6" office:value-type="float" office:value="0.000200475177489548" calcext:value-type="float">
            <text:p>0.00020047517749</text:p>
          </table:table-cell>
          <table:table-cell table:style-name="ce10" office:value-type="float" office:value="0.00000439938799573685" calcext:value-type="float">
            <text:p>4.39938799573685E-06</text:p>
          </table:table-cell>
          <table:table-cell table:style-name="ce8" office:value-type="float" office:value="0.0154079543391008" calcext:value-type="float">
            <text:p>0.015407954339101</text:p>
          </table:table-cell>
          <table:table-cell table:style-name="ce8" office:value-type="float" office:value="0.00849595977575728" calcext:value-type="float">
            <text:p>0.008495959775757</text:p>
          </table:table-cell>
          <table:table-cell table:style-name="ce6" office:value-type="float" office:value="0.000254143407094801" calcext:value-type="float">
            <text:p>0.000254143407095</text:p>
          </table:table-cell>
          <table:table-cell office:value-type="string" calcext:value-type="string">
            <text:p>NA</text:p>
          </table:table-cell>
          <table:table-cell table:style-name="ce7" office:value-type="float" office:value="0.000000161723225396593" calcext:value-type="float">
            <text:p>1.61723225396593E-07</text:p>
          </table:table-cell>
          <table:table-cell table:style-name="ce6" office:value-type="float" office:value="0.00980365209692879" calcext:value-type="float">
            <text:p>0.00980365209692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  <table:table-cell table:style-name="ce8" office:value-type="float" office:value="0.00849595977575728" calcext:value-type="float">
            <text:p>0.008495959775757</text:p>
          </table:table-cell>
          <table:table-cell table:style-name="ce8" office:value-type="float" office:value="0.0231937817951445" calcext:value-type="float">
            <text:p>0.023193781795145</text:p>
          </table:table-cell>
          <table:table-cell office:value-type="string" calcext:value-type="string">
            <text:p>NA</text:p>
          </table:table-cell>
          <table:table-cell table:style-name="ce6" office:value-type="float" office:value="0.000137038751664969" calcext:value-type="float">
            <text:p>0.000137038751665</text:p>
          </table:table-cell>
          <table:table-cell table:style-name="ce8" office:value-type="float" office:value="0.0498291183503963" calcext:value-type="float">
            <text:p>0.049829118350396</text:p>
          </table:table-cell>
          <table:table-cell table:style-name="ce8" office:value-type="float" office:value="0.00721415851681947" calcext:value-type="float">
            <text:p>0.007214158516819</text:p>
          </table:table-cell>
          <table:table-cell table:style-name="ce8" office:value-type="float" office:value="0.0193016029908109" calcext:value-type="float">
            <text:p>0.019301602990811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IFITM3</text:p>
          </table:table-cell>
          <table:table-cell table:style-name="ce8" office:value-type="float" office:value="0.00604635316473097" calcext:value-type="float">
            <text:p>0.006046353164731</text:p>
          </table:table-cell>
          <table:table-cell table:style-name="ce6" office:value-type="float" office:value="0.00209358366980112" calcext:value-type="float">
            <text:p>0.002093583669801</text:p>
          </table:table-cell>
          <table:table-cell table:style-name="ce10" office:value-type="float" office:value="0.00000183905580358571" calcext:value-type="float">
            <text:p>1.83905580358571E-06</text:p>
          </table:table-cell>
          <table:table-cell table:style-name="ce8" office:value-type="float" office:value="0.0365298065029891" calcext:value-type="float">
            <text:p>0.036529806502989</text:p>
          </table:table-cell>
          <table:table-cell table:style-name="ce8" office:value-type="float" office:value="0.0231937817951445" calcext:value-type="float">
            <text:p>0.023193781795145</text:p>
          </table:table-cell>
          <table:table-cell table:style-name="ce6" office:value-type="float" office:value="0.000208958673965869" calcext:value-type="float">
            <text:p>0.000208958673966</text:p>
          </table:table-cell>
          <table:table-cell office:value-type="string" calcext:value-type="string">
            <text:p>NA</text:p>
          </table:table-cell>
          <table:table-cell table:style-name="ce7" office:value-type="float" office:value="0.0000000539968268798332" calcext:value-type="float">
            <text:p>5.39968268798332E-08</text:p>
          </table:table-cell>
          <table:table-cell table:style-name="ce6" office:value-type="float" office:value="0.032849037989617" calcext:value-type="float">
            <text:p>0.03284903798961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  <table:table-cell table:style-name="ce6" office:value-type="float" office:value="0.000254143407094801" calcext:value-type="float">
            <text:p>0.000254143407095</text:p>
          </table:table-cell>
          <table:table-cell table:style-name="ce6" office:value-type="float" office:value="0.000208958673965869" calcext:value-type="float">
            <text:p>0.000208958673966</text:p>
          </table:table-cell>
          <table:table-cell table:style-name="ce8" office:value-type="float" office:value="0.00430610690218225" calcext:value-type="float">
            <text:p>0.004306106902182</text:p>
          </table:table-cell>
          <table:table-cell table:style-name="ce6" office:value-type="float" office:value="0.000128986642064059" calcext:value-type="float">
            <text:p>0.000128986642064</text:p>
          </table:table-cell>
          <table:table-cell table:number-columns-repeated="2" office:value-type="string" calcext:value-type="string">
            <text:p>NA</text:p>
          </table:table-cell>
          <table:table-cell table:style-name="ce6" office:value-type="float" office:value="0.0410919858206399" calcext:value-type="float">
            <text:p>0.04109198582064</text:p>
          </table:table-cell>
          <table:table-cell office:value-type="string" calcext:value-type="string">
            <text:p>NA</text:p>
          </table:table-cell>
          <table:table-cell table:style-name="ce7" office:value-type="float" office:value="0.0000512644405862679" calcext:value-type="float">
            <text:p>5.12644405862679E-05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YCN</text:p>
          </table:table-cell>
          <table:table-cell table:style-name="ce6" office:value-type="float" office:value="0.0550017494713812" calcext:value-type="float">
            <text:p>0.055001749471381</text:p>
          </table:table-cell>
          <table:table-cell table:style-name="ce8" office:value-type="float" office:value="0.0105028362641879" calcext:value-type="float">
            <text:p>0.010502836264188</text:p>
          </table:table-cell>
          <table:table-cell table:style-name="ce7" office:value-type="float" office:value="0.000000000000615168791202366" calcext:value-type="float">
            <text:p>6.15168791202366E-13</text:p>
          </table:table-cell>
          <table:table-cell table:style-name="ce8" office:value-type="float" office:value="0.0134196817471946" calcext:value-type="float">
            <text:p>0.013419681747195</text:p>
          </table:table-cell>
          <table:table-cell office:value-type="string" calcext:value-type="string">
            <text:p>NA</text:p>
          </table:table-cell>
          <table:table-cell table:style-name="ce8" office:value-type="float" office:value="0.00430610690218225" calcext:value-type="float">
            <text:p>0.004306106902182</text:p>
          </table:table-cell>
          <table:table-cell office:value-type="string" calcext:value-type="string">
            <text:p>NA</text:p>
          </table:table-cell>
          <table:table-cell table:style-name="ce8" office:value-type="float" office:value="0.000995521425375811" calcext:value-type="float">
            <text:p>0.000995521425376</text:p>
          </table:table-cell>
          <table:table-cell table:style-name="ce6" office:value-type="float" office:value="0.0475986292973153" calcext:value-type="float">
            <text:p>0.04759862929731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float" office:value="0.00758" calcext:value-type="float">
            <text:p>0.00758</text:p>
          </table:table-cell>
          <table:table-cell table:style-name="ce8" office:value-type="float" office:value="0.021251461482767" calcext:value-type="float">
            <text:p>0.021251461482767</text:p>
          </table:table-cell>
          <table:table-cell table:style-name="ce9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6" office:value-type="float" office:value="0.00666324329398368" calcext:value-type="float">
            <text:p>0.006663243293984</text:p>
          </table:table-cell>
          <table:table-cell table:number-columns-repeated="5" office:value-type="string" calcext:value-type="string">
            <text:p>NA</text:p>
          </table:table-cell>
          <table:table-cell table:style-name="ce8" office:value-type="float" office:value="0.0107201784696594" calcext:value-type="float">
            <text:p>0.010720178469659</text:p>
          </table:table-cell>
          <table:table-cell/>
          <table:table-cell office:value-type="string" calcext:value-type="string">
            <text:p>NTRK1</text:p>
          </table:table-cell>
          <table:table-cell table:style-name="ce8" office:value-type="float" office:value="0.0140476253278864" calcext:value-type="float">
            <text:p>0.014047625327886</text:p>
          </table:table-cell>
          <table:table-cell office:value-type="string" calcext:value-type="string">
            <text:p>NA</text:p>
          </table:table-cell>
          <table:table-cell table:style-name="ce10" office:value-type="float" office:value="0.000000000000274345831539332" calcext:value-type="float">
            <text:p>2.74345831539332E-13</text:p>
          </table:table-cell>
          <table:table-cell table:style-name="ce7" office:value-type="float" office:value="0.000062158892686043" calcext:value-type="float">
            <text:p>6.2158892686043E-05</text:p>
          </table:table-cell>
          <table:table-cell table:style-name="ce6" office:value-type="float" office:value="0.000137038751664969" calcext:value-type="float">
            <text:p>0.000137038751665</text:p>
          </table:table-cell>
          <table:table-cell table:style-name="ce6" office:value-type="float" office:value="0.000128986642064059" calcext:value-type="float">
            <text:p>0.000128986642064</text:p>
          </table:table-cell>
          <table:table-cell table:style-name="ce6" office:value-type="float" office:value="0.00666324329398368" calcext:value-type="float">
            <text:p>0.006663243293984</text:p>
          </table:table-cell>
          <table:table-cell office:value-type="string" calcext:value-type="string">
            <text:p>NA</text:p>
          </table:table-cell>
          <table:table-cell table:style-name="ce8" office:value-type="float" office:value="0.0000407483054932577" calcext:value-type="float">
            <text:p>4.07483054932577E-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table:style-name="ce6" office:value-type="float" office:value="0.0294984002640732" calcext:value-type="float">
            <text:p>0.029498400264073</text:p>
          </table:table-cell>
          <table:table-cell office:value-type="string" calcext:value-type="string">
            <text:p>NA</text:p>
          </table:table-cell>
          <table:table-cell table:style-name="ce7" office:value-type="float" office:value="0.000000161723225396593" calcext:value-type="float">
            <text:p>1.61723225396593E-07</text:p>
          </table:table-cell>
          <table:table-cell table:style-name="ce7" office:value-type="float" office:value="0.0000000539968268798332" calcext:value-type="float">
            <text:p>5.39968268798332E-08</text:p>
          </table:table-cell>
          <table:table-cell table:style-name="ce8" office:value-type="float" office:value="0.000995521425375811" calcext:value-type="float">
            <text:p>0.000995521425376</text:p>
          </table:table-cell>
          <table:table-cell office:value-type="string" calcext:value-type="string">
            <text:p>NA</text:p>
          </table:table-cell>
          <table:table-cell table:style-name="ce6" office:value-type="float" office:value="0.00925199264571076" calcext:value-type="float">
            <text:p>0.009251992645711</text:p>
          </table:table-cell>
          <table:table-cell office:value-type="string" calcext:value-type="string">
            <text:p>NA</text:p>
          </table:table-cell>
          <table:table-cell table:style-name="ce6" office:value-type="float" office:value="0.0146190154593391" calcext:value-type="float">
            <text:p>0.014619015459339</text:p>
          </table:table-cell>
          <table:table-cell table:style-name="ce6" office:value-type="float" office:value="0.00542805071905858" calcext:value-type="float">
            <text:p>0.005428050719059</text:p>
          </table:table-cell>
          <table:table-cell table:style-name="ce6" office:value-type="float" office:value="0.000706261110453192" calcext:value-type="float">
            <text:p>0.000706261110453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PTPN6</text:p>
          </table:table-cell>
          <table:table-cell table:style-name="ce9" office:value-type="string" calcext:value-type="string">
            <text:p>NA</text:p>
          </table:table-cell>
          <table:table-cell table:style-name="ce7" office:value-type="float" office:value="0.0000000187090013126361" calcext:value-type="float">
            <text:p>1.87090013126361E-08</text:p>
          </table:table-cell>
          <table:table-cell table:style-name="ce10" office:value-type="float" office:value="0.00000000282957596169986" calcext:value-type="float">
            <text:p>2.82957596169986E-09</text:p>
          </table:table-cell>
          <table:table-cell table:style-name="ce9" office:value-type="string" calcext:value-type="string">
            <text:p>NA</text:p>
          </table:table-cell>
          <table:table-cell table:style-name="ce8" office:value-type="float" office:value="0.0498291183503963" calcext:value-type="float">
            <text:p>0.049829118350396</text:p>
          </table:table-cell>
          <table:table-cell table:number-columns-repeated="2" office:value-type="string" calcext:value-type="string">
            <text:p>NA</text:p>
          </table:table-cell>
          <table:table-cell table:style-name="ce6" office:value-type="float" office:value="0.00925199264571076" calcext:value-type="float">
            <text:p>0.009251992645711</text:p>
          </table:table-cell>
          <table:table-cell table:style-name="ce6" office:value-type="float" office:value="0.0000270341763310336" calcext:value-type="float">
            <text:p>2.70341763310336E-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  <table:table-cell table:style-name="ce6" office:value-type="float" office:value="0.00980365209692879" calcext:value-type="float">
            <text:p>0.009803652096929</text:p>
          </table:table-cell>
          <table:table-cell table:style-name="ce6" office:value-type="float" office:value="0.032849037989617" calcext:value-type="float">
            <text:p>0.032849037989617</text:p>
          </table:table-cell>
          <table:table-cell table:style-name="ce6" office:value-type="float" office:value="0.0475986292973153" calcext:value-type="float">
            <text:p>0.047598629297315</text:p>
          </table:table-cell>
          <table:table-cell table:style-name="ce8" office:value-type="float" office:value="0.0000407483054932577" calcext:value-type="float">
            <text:p>4.07483054932577E-05</text:p>
          </table:table-cell>
          <table:table-cell table:style-name="ce6" office:value-type="float" office:value="0.0000270341763310336" calcext:value-type="float">
            <text:p>2.70341763310336E-05</text:p>
          </table:table-cell>
          <table:table-cell table:style-name="ce6" office:value-type="float" office:value="0.00203302642903383" calcext:value-type="float">
            <text:p>0.002033026429034</text:p>
          </table:table-cell>
          <table:table-cell table:style-name="ce6" office:value-type="float" office:value="0.00077344641149369" calcext:value-type="float">
            <text:p>0.000773446411494</text:p>
          </table:table-cell>
          <table:table-cell table:style-name="ce6" office:value-type="float" office:value="0.0355161915407431" calcext:value-type="float">
            <text:p>0.035516191540743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TP53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7" office:value-type="float" office:value="0.000000000006906036367043" calcext:value-type="float">
            <text:p>6.906036367043E-12</text:p>
          </table:table-cell>
          <table:table-cell table:style-name="ce10" office:value-type="float" office:value="0.00000181396094663561" calcext:value-type="float">
            <text:p>1.81396094663561E-06</text:p>
          </table:table-cell>
          <table:table-cell table:style-name="ce8" office:value-type="float" office:value="0.00721415851681947" calcext:value-type="float">
            <text:p>0.007214158516819</text:p>
          </table:table-cell>
          <table:table-cell table:number-columns-repeated="3" office:value-type="string" calcext:value-type="string">
            <text:p>NA</text:p>
          </table:table-cell>
          <table:table-cell table:style-name="ce6" office:value-type="float" office:value="0.00203302642903383" calcext:value-type="float">
            <text:p>0.002033026429034</text:p>
          </table:table-cell>
        </table:table-row>
        <table:table-row table:style-name="ro2">
          <table:table-cell table:number-columns-repeated="15"/>
          <table:table-cell office:value-type="string" calcext:value-type="string">
            <text:p>CXCL10</text:p>
          </table:table-cell>
          <table:table-cell table:style-name="ce8" office:value-type="float" office:value="0.00020905174560858" calcext:value-type="float">
            <text:p>0.000209051745609</text:p>
          </table:table-cell>
          <table:table-cell table:style-name="ce7" office:value-type="float" office:value="0.000000469585605030005" calcext:value-type="float">
            <text:p>4.69585605030005E-07</text:p>
          </table:table-cell>
          <table:table-cell table:style-name="ce10" office:value-type="float" office:value="0.000000949074757829698" calcext:value-type="float">
            <text:p>9.49074757829698E-07</text:p>
          </table:table-cell>
          <table:table-cell table:style-name="ce12" office:value-type="string" calcext:value-type="string">
            <text:p>NA</text:p>
          </table:table-cell>
          <table:table-cell table:style-name="ce8" office:value-type="float" office:value="0.0193016029908109" calcext:value-type="float">
            <text:p>0.019301602990811</text:p>
          </table:table-cell>
          <table:table-cell table:style-name="ce6" office:value-type="float" office:value="0.0410919858206399" calcext:value-type="float">
            <text:p>0.04109198582064</text:p>
          </table:table-cell>
          <table:table-cell office:value-type="string" calcext:value-type="string">
            <text:p>NA</text:p>
          </table:table-cell>
          <table:table-cell table:style-name="ce6" office:value-type="float" office:value="0.0146190154593391" calcext:value-type="float">
            <text:p>0.014619015459339</text:p>
          </table:table-cell>
          <table:table-cell table:style-name="ce6" office:value-type="float" office:value="0.00077344641149369" calcext:value-type="float">
            <text:p>0.000773446411494</text:p>
          </table:table-cell>
        </table:table-row>
        <table:table-row table:style-name="ro2">
          <table:table-cell table:number-columns-repeated="15"/>
          <table:table-cell office:value-type="string" calcext:value-type="string">
            <text:p>CXCL11</text:p>
          </table:table-cell>
          <table:table-cell office:value-type="string" calcext:value-type="string">
            <text:p>NA</text:p>
          </table:table-cell>
          <table:table-cell table:style-name="ce6" office:value-type="float" office:value="0.00174073119026673" calcext:value-type="float">
            <text:p>0.001740731190267</text:p>
          </table:table-cell>
          <table:table-cell table:style-name="ce10" office:value-type="float" office:value="0.0000203412966104401" calcext:value-type="float">
            <text:p>2.03412966104401E-05</text:p>
          </table:table-cell>
          <table:table-cell table:number-columns-repeated="4" office:value-type="string" calcext:value-type="string">
            <text:p>NA</text:p>
          </table:table-cell>
          <table:table-cell table:style-name="ce6" office:value-type="float" office:value="0.00542805071905858" calcext:value-type="float">
            <text:p>0.005428050719059</text:p>
          </table:table-cell>
          <table:table-cell table:style-name="ce6" office:value-type="float" office:value="0.0355161915407431" calcext:value-type="float">
            <text:p>0.035516191540743</text:p>
          </table:table-cell>
        </table:table-row>
        <table:table-row table:style-name="ro2">
          <table:table-cell table:number-columns-repeated="15"/>
          <table:table-cell office:value-type="string" calcext:value-type="string">
            <text:p>AGTR1</text:p>
          </table:table-cell>
          <table:table-cell office:value-type="string" calcext:value-type="string">
            <text:p>NA</text:p>
          </table:table-cell>
          <table:table-cell table:style-name="ce8" office:value-type="float" office:value="0.00274561882441221" calcext:value-type="float">
            <text:p>0.002745618824412</text:p>
          </table:table-cell>
          <table:table-cell table:number-columns-repeated="3" office:value-type="string" calcext:value-type="string">
            <text:p>NA</text:p>
          </table:table-cell>
          <table:table-cell table:style-name="ce7" office:value-type="float" office:value="0.0000512644405862679" calcext:value-type="float">
            <text:p>5.12644405862679E-05</text:p>
          </table:table-cell>
          <table:table-cell office:value-type="string" calcext:value-type="string">
            <text:p>NA</text:p>
          </table:table-cell>
          <table:table-cell table:style-name="ce6" office:value-type="float" office:value="0.000706261110453192" calcext:value-type="float">
            <text:p>0.000706261110453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lust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BSG (CD147)</text:p>
          </table:table-cell>
          <table:table-cell table:number-columns-repeated="6" office:value-type="string" calcext:value-type="string">
            <text:p>NA</text:p>
          </table:table-cell>
          <table:table-cell table:style-name="ce8" office:value-type="float" office:value="0.0107201784696594" calcext:value-type="float">
            <text:p>0.01072017846965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627" calcext:value-type="float">
            <text:p>0.00627</text:p>
          </table:table-cell>
          <table:table-cell table:number-columns-repeated="5" office:value-type="string" calcext:value-type="string">
            <text:p>NA</text:p>
          </table:table-cell>
          <table:table-cell table:style-name="ce4" office:value-type="float" office:value="0.00758" calcext:value-type="float">
            <text:p>0.00758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ACE2</text:p>
          </table:table-cell>
          <table:table-cell table:style-name="ce6" office:value-type="float" office:value="0.000215153699734387" calcext:value-type="float">
            <text:p>0.000215153699734</text:p>
          </table:table-cell>
          <table:table-cell table:number-columns-repeated="3" office:value-type="string" calcext:value-type="string">
            <text:p>NA</text:p>
          </table:table-cell>
          <table:table-cell table:style-name="ce6" office:value-type="float" office:value="0.0294984002640732" calcext:value-type="float">
            <text:p>0.029498400264073</text:p>
          </table:table-cell>
          <table:table-cell office:value-type="string" calcext:value-type="string">
            <text:p>NA</text:p>
          </table:table-cell>
          <table:table-cell table:style-name="ce8" office:value-type="float" office:value="0.00106876237667553" calcext:value-type="float">
            <text:p>0.001068762376676</text:p>
          </table:table-cell>
          <table:table-cell office:value-type="string" calcext:value-type="string">
            <text:p>NA</text:p>
          </table:table-cell>
          <table:table-cell table:style-name="ce8" office:value-type="float" office:value="0.021251461482767" calcext:value-type="float">
            <text:p>0.021251461482767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MPRSS2</text:p>
          </table:table-cell>
          <table:table-cell table:style-name="ce7" office:value-type="float" office:value="0.00000195741597699918" calcext:value-type="float">
            <text:p>1.95741597699918E-06</text:p>
          </table:table-cell>
          <table:table-cell office:value-type="string" calcext:value-type="string">
            <text:p>NA</text:p>
          </table:table-cell>
          <table:table-cell table:style-name="ce8" office:value-type="float" office:value="0.0339472685894652" calcext:value-type="float">
            <text:p>0.033947268589465</text:p>
          </table:table-cell>
          <table:table-cell table:number-columns-repeated="3" office:value-type="string" calcext:value-type="string">
            <text:p>NA</text:p>
          </table:table-cell>
          <table:table-cell table:style-name="ce8" office:value-type="float" office:value="0.037357284345069" calcext:value-type="float">
            <text:p>0.037357284345069</text:p>
          </table:table-cell>
          <table:table-cell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IFITM2</text:p>
          </table:table-cell>
          <table:table-cell table:style-name="ce8" office:value-type="float" office:value="0.00022433846723709" calcext:value-type="float">
            <text:p>0.000224338467237</text:p>
          </table:table-cell>
          <table:table-cell table:style-name="ce8" office:value-type="float" office:value="0.00849595977575728" calcext:value-type="float">
            <text:p>0.008495959775757</text:p>
          </table:table-cell>
          <table:table-cell table:style-name="ce10" office:value-type="float" office:value="0.00000439938799573685" calcext:value-type="float">
            <text:p>4.39938799573685E-06</text:p>
          </table:table-cell>
          <table:table-cell table:style-name="ce8" office:value-type="float" office:value="0.0154079543391008" calcext:value-type="float">
            <text:p>0.015407954339101</text:p>
          </table:table-cell>
          <table:table-cell table:style-name="ce7" office:value-type="float" office:value="0.000000161723225396593" calcext:value-type="float">
            <text:p>1.61723225396593E-07</text:p>
          </table:table-cell>
          <table:table-cell table:style-name="ce6" office:value-type="float" office:value="0.000254143407094801" calcext:value-type="float">
            <text:p>0.000254143407095</text:p>
          </table:table-cell>
          <table:table-cell table:style-name="ce6" office:value-type="float" office:value="0.000200475177489548" calcext:value-type="float">
            <text:p>0.00020047517749</text:p>
          </table:table-cell>
          <table:table-cell table:style-name="ce6" office:value-type="float" office:value="0.00980365209692879" calcext:value-type="float">
            <text:p>0.009803652096929</text:p>
          </table:table-cell>
          <table:table-cell office:value-type="string" calcext:value-type="string">
            <text:p>NA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IFITM3</text:p>
          </table:table-cell>
          <table:table-cell table:style-name="ce8" office:value-type="float" office:value="0.00604635316473097" calcext:value-type="float">
            <text:p>0.006046353164731</text:p>
          </table:table-cell>
          <table:table-cell table:style-name="ce8" office:value-type="float" office:value="0.0231937817951445" calcext:value-type="float">
            <text:p>0.023193781795145</text:p>
          </table:table-cell>
          <table:table-cell table:style-name="ce10" office:value-type="float" office:value="0.00000183905580358571" calcext:value-type="float">
            <text:p>1.83905580358571E-06</text:p>
          </table:table-cell>
          <table:table-cell table:style-name="ce8" office:value-type="float" office:value="0.0365298065029891" calcext:value-type="float">
            <text:p>0.036529806502989</text:p>
          </table:table-cell>
          <table:table-cell table:style-name="ce7" office:value-type="float" office:value="0.0000000539968268798332" calcext:value-type="float">
            <text:p>5.39968268798332E-08</text:p>
          </table:table-cell>
          <table:table-cell table:style-name="ce6" office:value-type="float" office:value="0.000208958673965869" calcext:value-type="float">
            <text:p>0.000208958673966</text:p>
          </table:table-cell>
          <table:table-cell table:style-name="ce6" office:value-type="float" office:value="0.00209358366980112" calcext:value-type="float">
            <text:p>0.002093583669801</text:p>
          </table:table-cell>
          <table:table-cell table:style-name="ce6" office:value-type="float" office:value="0.032849037989617" calcext:value-type="float">
            <text:p>0.032849037989617</text:p>
          </table:table-cell>
          <table:table-cell office:value-type="string" calcext:value-type="string">
            <text:p>NA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MYCN</text:p>
          </table:table-cell>
          <table:table-cell table:style-name="ce6" office:value-type="float" office:value="0.0550017494713812" calcext:value-type="float">
            <text:p>0.055001749471381</text:p>
          </table:table-cell>
          <table:table-cell office:value-type="string" calcext:value-type="string">
            <text:p>NA</text:p>
          </table:table-cell>
          <table:table-cell table:style-name="ce7" office:value-type="float" office:value="0.000000000000615168791202366" calcext:value-type="float">
            <text:p>6.15168791202366E-13</text:p>
          </table:table-cell>
          <table:table-cell table:style-name="ce8" office:value-type="float" office:value="0.0134196817471946" calcext:value-type="float">
            <text:p>0.013419681747195</text:p>
          </table:table-cell>
          <table:table-cell table:style-name="ce8" office:value-type="float" office:value="0.000995521425375811" calcext:value-type="float">
            <text:p>0.000995521425376</text:p>
          </table:table-cell>
          <table:table-cell table:style-name="ce8" office:value-type="float" office:value="0.00430610690218225" calcext:value-type="float">
            <text:p>0.004306106902182</text:p>
          </table:table-cell>
          <table:table-cell table:style-name="ce8" office:value-type="float" office:value="0.0105028362641879" calcext:value-type="float">
            <text:p>0.010502836264188</text:p>
          </table:table-cell>
          <table:table-cell table:style-name="ce6" office:value-type="float" office:value="0.0475986292973153" calcext:value-type="float">
            <text:p>0.047598629297315</text:p>
          </table:table-cell>
          <table:table-cell office:value-type="string" calcext:value-type="string">
            <text:p>N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TRK1</text:p>
          </table:table-cell>
          <table:table-cell table:style-name="ce8" office:value-type="float" office:value="0.0140476253278864" calcext:value-type="float">
            <text:p>0.014047625327886</text:p>
          </table:table-cell>
          <table:table-cell table:style-name="ce6" office:value-type="float" office:value="0.000137038751664969" calcext:value-type="float">
            <text:p>0.000137038751665</text:p>
          </table:table-cell>
          <table:table-cell table:style-name="ce10" office:value-type="float" office:value="0.000000000000274345831539332" calcext:value-type="float">
            <text:p>2.74345831539332E-13</text:p>
          </table:table-cell>
          <table:table-cell table:style-name="ce7" office:value-type="float" office:value="0.000062158892686043" calcext:value-type="float">
            <text:p>6.2158892686043E-05</text:p>
          </table:table-cell>
          <table:table-cell office:value-type="string" calcext:value-type="string">
            <text:p>NA</text:p>
          </table:table-cell>
          <table:table-cell table:style-name="ce6" office:value-type="float" office:value="0.000128986642064059" calcext:value-type="float">
            <text:p>0.000128986642064</text:p>
          </table:table-cell>
          <table:table-cell office:value-type="string" calcext:value-type="string">
            <text:p>NA</text:p>
          </table:table-cell>
          <table:table-cell table:style-name="ce8" office:value-type="float" office:value="0.0000407483054932577" calcext:value-type="float">
            <text:p>4.07483054932577E-05</text:p>
          </table:table-cell>
          <table:table-cell table:style-name="ce6" office:value-type="float" office:value="0.00666324329398368" calcext:value-type="float">
            <text:p>0.006663243293984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PTPN6</text:p>
          </table:table-cell>
          <table:table-cell table:style-name="ce9" office:value-type="string" calcext:value-type="string">
            <text:p>NA</text:p>
          </table:table-cell>
          <table:table-cell table:style-name="ce8" office:value-type="float" office:value="0.0498291183503963" calcext:value-type="float">
            <text:p>0.049829118350396</text:p>
          </table:table-cell>
          <table:table-cell table:style-name="ce10" office:value-type="float" office:value="0.00000000282957596169986" calcext:value-type="float">
            <text:p>2.82957596169986E-09</text:p>
          </table:table-cell>
          <table:table-cell table:style-name="ce9" office:value-type="string" calcext:value-type="string">
            <text:p>NA</text:p>
          </table:table-cell>
          <table:table-cell table:style-name="ce6" office:value-type="float" office:value="0.00925199264571076" calcext:value-type="float">
            <text:p>0.009251992645711</text:p>
          </table:table-cell>
          <table:table-cell office:value-type="string" calcext:value-type="string">
            <text:p>NA</text:p>
          </table:table-cell>
          <table:table-cell table:style-name="ce7" office:value-type="float" office:value="0.0000000187090013126361" calcext:value-type="float">
            <text:p>1.87090013126361E-08</text:p>
          </table:table-cell>
          <table:table-cell table:style-name="ce6" office:value-type="float" office:value="0.0000270341763310336" calcext:value-type="float">
            <text:p>2.70341763310336E-05</text:p>
          </table:table-cell>
          <table:table-cell office:value-type="string" calcext:value-type="string">
            <text:p>NA</text:p>
          </table:table-cell>
          <table:table-cell table:number-columns-repeated="7"/>
          <table:table-cell office:value-type="string" calcext:value-type="string">
            <text:p>Cluster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P53</text:p>
          </table:table-cell>
          <table:table-cell table:style-name="ce2" office:value-type="string" calcext:value-type="string">
            <text:p>NA</text:p>
          </table:table-cell>
          <table:table-cell table:style-name="ce8" office:value-type="float" office:value="0.00721415851681947" calcext:value-type="float">
            <text:p>0.007214158516819</text:p>
          </table:table-cell>
          <table:table-cell table:style-name="ce7" office:value-type="float" office:value="0.000000000006906036367043" calcext:value-type="float">
            <text:p>6.906036367043E-12</text:p>
          </table:table-cell>
          <table:table-cell table:style-name="ce10" office:value-type="float" office:value="0.00000181396094663561" calcext:value-type="float">
            <text:p>1.81396094663561E-06</text:p>
          </table:table-cell>
          <table:table-cell table:number-columns-repeated="3" office:value-type="string" calcext:value-type="string">
            <text:p>NA</text:p>
          </table:table-cell>
          <table:table-cell table:style-name="ce6" office:value-type="float" office:value="0.00203302642903383" calcext:value-type="float">
            <text:p>0.002033026429034</text:p>
          </table:table-cell>
          <table:table-cell office:value-type="string" calcext:value-type="string">
            <text:p>NA</text:p>
          </table:table-cell>
          <table:table-cell table:number-columns-repeated="7"/>
          <table:table-cell office:value-type="string" calcext:value-type="string">
            <text:p>KM</text:p>
          </table:table-cell>
          <table:table-cell table:style-name="ce3" office:value-type="float" office:value="0.00627" calcext:value-type="float">
            <text:p>0.00627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XCL10</text:p>
          </table:table-cell>
          <table:table-cell table:style-name="ce8" office:value-type="float" office:value="0.00020905174560858" calcext:value-type="float">
            <text:p>0.000209051745609</text:p>
          </table:table-cell>
          <table:table-cell table:style-name="ce8" office:value-type="float" office:value="0.0193016029908109" calcext:value-type="float">
            <text:p>0.019301602990811</text:p>
          </table:table-cell>
          <table:table-cell table:style-name="ce10" office:value-type="float" office:value="0.000000949074757829698" calcext:value-type="float">
            <text:p>9.49074757829698E-07</text:p>
          </table:table-cell>
          <table:table-cell table:style-name="ce12" office:value-type="string" calcext:value-type="string">
            <text:p>NA</text:p>
          </table:table-cell>
          <table:table-cell table:style-name="ce6" office:value-type="float" office:value="0.0146190154593391" calcext:value-type="float">
            <text:p>0.014619015459339</text:p>
          </table:table-cell>
          <table:table-cell table:style-name="ce6" office:value-type="float" office:value="0.0410919858206399" calcext:value-type="float">
            <text:p>0.04109198582064</text:p>
          </table:table-cell>
          <table:table-cell table:style-name="ce7" office:value-type="float" office:value="0.000000469585605030005" calcext:value-type="float">
            <text:p>4.69585605030005E-07</text:p>
          </table:table-cell>
          <table:table-cell table:style-name="ce6" office:value-type="float" office:value="0.00077344641149369" calcext:value-type="float">
            <text:p>0.000773446411494</text:p>
          </table:table-cell>
          <table:table-cell office:value-type="string" calcext:value-type="string">
            <text:p>NA</text:p>
          </table:table-cell>
          <table:table-cell table:number-columns-repeated="7"/>
          <table:table-cell table:style-name="ce1" office:value-type="string" calcext:value-type="string">
            <text:p>ACE2</text:p>
          </table:table-cell>
          <table:table-cell office:value-type="string" calcext:value-type="string">
            <text:p>NA</text:p>
          </table:table-cell>
          <table:table-cell table:style-name="ce8" office:value-type="float" office:value="0.00106876237667553" calcext:value-type="float">
            <text:p>0.00106876237667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XCL11</text:p>
          </table:table-cell>
          <table:table-cell table:number-columns-repeated="2" office:value-type="string" calcext:value-type="string">
            <text:p>NA</text:p>
          </table:table-cell>
          <table:table-cell table:style-name="ce10" office:value-type="float" office:value="0.0000203412966104401" calcext:value-type="float">
            <text:p>2.03412966104401E-05</text:p>
          </table:table-cell>
          <table:table-cell office:value-type="string" calcext:value-type="string">
            <text:p>NA</text:p>
          </table:table-cell>
          <table:table-cell table:style-name="ce6" office:value-type="float" office:value="0.00542805071905858" calcext:value-type="float">
            <text:p>0.005428050719059</text:p>
          </table:table-cell>
          <table:table-cell office:value-type="string" calcext:value-type="string">
            <text:p>NA</text:p>
          </table:table-cell>
          <table:table-cell table:style-name="ce6" office:value-type="float" office:value="0.00174073119026673" calcext:value-type="float">
            <text:p>0.001740731190267</text:p>
          </table:table-cell>
          <table:table-cell table:style-name="ce6" office:value-type="float" office:value="0.0355161915407431" calcext:value-type="float">
            <text:p>0.035516191540743</text:p>
          </table:table-cell>
          <table:table-cell office:value-type="string" calcext:value-type="string">
            <text:p>NA</text:p>
          </table:table-cell>
          <table:table-cell table:number-columns-repeated="7"/>
          <table:table-cell table:style-name="ce1" office:value-type="string" calcext:value-type="string">
            <text:p>TMPRSS2</text:p>
          </table:table-cell>
          <table:table-cell table:style-name="ce8" office:value-type="float" office:value="0.0339472685894652" calcext:value-type="float">
            <text:p>0.033947268589465</text:p>
          </table:table-cell>
          <table:table-cell table:style-name="ce8" office:value-type="float" office:value="0.037357284345069" calcext:value-type="float">
            <text:p>0.03735728434506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GTR1</text:p>
          </table:table-cell>
          <table:table-cell table:number-columns-repeated="4" office:value-type="string" calcext:value-type="string">
            <text:p>NA</text:p>
          </table:table-cell>
          <table:table-cell table:style-name="ce6" office:value-type="float" office:value="0.000706261110453192" calcext:value-type="float">
            <text:p>0.000706261110453</text:p>
          </table:table-cell>
          <table:table-cell table:style-name="ce7" office:value-type="float" office:value="0.0000512644405862679" calcext:value-type="float">
            <text:p>5.12644405862679E-05</text:p>
          </table:table-cell>
          <table:table-cell table:style-name="ce8" office:value-type="float" office:value="0.00274561882441221" calcext:value-type="float">
            <text:p>0.00274561882441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7"/>
          <table:table-cell table:style-name="ce1" office:value-type="string" calcext:value-type="string">
            <text:p>IFITM2</text:p>
          </table:table-cell>
          <table:table-cell table:style-name="ce10" office:value-type="float" office:value="0.00000439938799573685" calcext:value-type="float">
            <text:p>4.39938799573685E-06</text:p>
          </table:table-cell>
          <table:table-cell table:style-name="ce6" office:value-type="float" office:value="0.000200475177489548" calcext:value-type="float">
            <text:p>0.000200475177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SG (CD147)</text:p>
          </table:table-cell>
          <table:table-cell table:number-columns-repeated="8" office:value-type="string" calcext:value-type="string">
            <text:p>NA</text:p>
          </table:table-cell>
          <table:table-cell table:style-name="ce8" office:value-type="float" office:value="0.0107201784696594" calcext:value-type="float">
            <text:p>0.010720178469659</text:p>
          </table:table-cell>
          <table:table-cell table:number-columns-repeated="7"/>
          <table:table-cell table:style-name="ce1" office:value-type="string" calcext:value-type="string">
            <text:p>IFITM3</text:p>
          </table:table-cell>
          <table:table-cell table:style-name="ce10" office:value-type="float" office:value="0.00000183905580358571" calcext:value-type="float">
            <text:p>1.83905580358571E-06</text:p>
          </table:table-cell>
          <table:table-cell table:style-name="ce6" office:value-type="float" office:value="0.00209358366980112" calcext:value-type="float">
            <text:p>0.002093583669801</text:p>
          </table:table-cell>
          <table:table-cell table:number-columns-repeated="5"/>
        </table:table-row>
        <table:table-row table:style-name="ro1">
          <table:table-cell table:number-columns-repeated="17"/>
          <table:table-cell table:style-name="ce1" office:value-type="string" calcext:value-type="string">
            <text:p>MYCN</text:p>
          </table:table-cell>
          <table:table-cell table:style-name="ce7" office:value-type="float" office:value="0.000000000000615168791202366" calcext:value-type="float">
            <text:p>6.15168791202366E-13</text:p>
          </table:table-cell>
          <table:table-cell table:style-name="ce8" office:value-type="float" office:value="0.0105028362641879" calcext:value-type="float">
            <text:p>0.010502836264188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string" calcext:value-type="string">
            <text:p>NTRK1</text:p>
          </table:table-cell>
          <table:table-cell table:style-name="ce10" office:value-type="float" office:value="0.000000000000274345831539332" calcext:value-type="float">
            <text:p>2.74345831539332E-13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luster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"/>
          <table:table-cell table:style-name="ce1" office:value-type="string" calcext:value-type="string">
            <text:p>PTPN6</text:p>
          </table:table-cell>
          <table:table-cell table:style-name="ce10" office:value-type="float" office:value="0.00000000282957596169986" calcext:value-type="float">
            <text:p>2.82957596169986E-09</text:p>
          </table:table-cell>
          <table:table-cell table:style-name="ce7" office:value-type="float" office:value="0.0000000187090013126361" calcext:value-type="float">
            <text:p>1.87090013126361E-0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KM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Cluster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5"/>
          <table:table-cell table:style-name="ce1" office:value-type="string" calcext:value-type="string">
            <text:p>TP53</text:p>
          </table:table-cell>
          <table:table-cell table:style-name="ce7" office:value-type="float" office:value="0.000000000006906036367043" calcext:value-type="float">
            <text:p>6.906036367043E-12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" office:value-type="string" calcext:value-type="string">
            <text:p>ACE2</text:p>
          </table:table-cell>
          <table:table-cell table:style-name="ce6" office:value-type="float" office:value="0.0294984002640732" calcext:value-type="float">
            <text:p>0.029498400264073</text:p>
          </table:table-cell>
          <table:table-cell table:style-name="ce8" office:value-type="float" office:value="0.00106876237667553" calcext:value-type="float">
            <text:p>0.001068762376676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style-name="ce1" office:value-type="string" calcext:value-type="string">
            <text:p>KM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  <table:table-cell table:style-name="ce1" office:value-type="string" calcext:value-type="string">
            <text:p>CXCL10</text:p>
          </table:table-cell>
          <table:table-cell table:style-name="ce10" office:value-type="float" office:value="0.000000949074757829698" calcext:value-type="float">
            <text:p>9.49074757829698E-07</text:p>
          </table:table-cell>
          <table:table-cell table:style-name="ce7" office:value-type="float" office:value="0.000000469585605030005" calcext:value-type="float">
            <text:p>4.69585605030005E-0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" office:value-type="string" calcext:value-type="string">
            <text:p>TMPRSS2</text:p>
          </table:table-cell>
          <table:table-cell office:value-type="string" calcext:value-type="string">
            <text:p>NA</text:p>
          </table:table-cell>
          <table:table-cell table:style-name="ce8" office:value-type="float" office:value="0.037357284345069" calcext:value-type="float">
            <text:p>0.037357284345069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style-name="ce1" office:value-type="string" calcext:value-type="string">
            <text:p>IFITM2</text:p>
          </table:table-cell>
          <table:table-cell table:style-name="ce7" office:value-type="float" office:value="0.000000161723225396593" calcext:value-type="float">
            <text:p>1.61723225396593E-07</text:p>
          </table:table-cell>
          <table:table-cell table:style-name="ce6" office:value-type="float" office:value="0.000200475177489548" calcext:value-type="float">
            <text:p>0.00020047517749</text:p>
          </table:table-cell>
          <table:table-cell table:number-columns-repeated="5"/>
          <table:table-cell table:style-name="ce1" office:value-type="string" calcext:value-type="string">
            <text:p>CXCL11</text:p>
          </table:table-cell>
          <table:table-cell table:style-name="ce10" office:value-type="float" office:value="0.0000203412966104401" calcext:value-type="float">
            <text:p>2.03412966104401E-05</text:p>
          </table:table-cell>
          <table:table-cell table:style-name="ce6" office:value-type="float" office:value="0.00174073119026673" calcext:value-type="float">
            <text:p>0.00174073119026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IFITM2</text:p>
          </table:table-cell>
          <table:table-cell table:style-name="ce7" office:value-type="float" office:value="0.000000161723225396593" calcext:value-type="float">
            <text:p>1.61723225396593E-07</text:p>
          </table:table-cell>
          <table:table-cell table:style-name="ce6" office:value-type="float" office:value="0.000200475177489548" calcext:value-type="float">
            <text:p>0.00020047517749</text:p>
          </table:table-cell>
          <table:table-cell table:style-name="ce6" office:value-type="float" office:value="0.00980365209692879" calcext:value-type="float">
            <text:p>0.009803652096929</text:p>
          </table:table-cell>
          <table:table-cell table:number-columns-repeated="2"/>
          <table:table-cell table:style-name="ce1" office:value-type="string" calcext:value-type="string">
            <text:p>IFITM3</text:p>
          </table:table-cell>
          <table:table-cell table:style-name="ce7" office:value-type="float" office:value="0.0000000539968268798332" calcext:value-type="float">
            <text:p>5.39968268798332E-08</text:p>
          </table:table-cell>
          <table:table-cell table:style-name="ce6" office:value-type="float" office:value="0.00209358366980112" calcext:value-type="float">
            <text:p>0.002093583669801</text:p>
          </table:table-cell>
          <table:table-cell table:number-columns-repeated="5"/>
          <table:table-cell table:style-name="ce1" office:value-type="string" calcext:value-type="string">
            <text:p>AGTR1</text:p>
          </table:table-cell>
          <table:table-cell office:value-type="string" calcext:value-type="string">
            <text:p>NA</text:p>
          </table:table-cell>
          <table:table-cell table:style-name="ce8" office:value-type="float" office:value="0.00274561882441221" calcext:value-type="float">
            <text:p>0.00274561882441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IFITM3</text:p>
          </table:table-cell>
          <table:table-cell table:style-name="ce7" office:value-type="float" office:value="0.0000000539968268798332" calcext:value-type="float">
            <text:p>5.39968268798332E-08</text:p>
          </table:table-cell>
          <table:table-cell table:style-name="ce6" office:value-type="float" office:value="0.00209358366980112" calcext:value-type="float">
            <text:p>0.002093583669801</text:p>
          </table:table-cell>
          <table:table-cell table:style-name="ce6" office:value-type="float" office:value="0.032849037989617" calcext:value-type="float">
            <text:p>0.032849037989617</text:p>
          </table:table-cell>
          <table:table-cell table:number-columns-repeated="2"/>
          <table:table-cell table:style-name="ce1" office:value-type="string" calcext:value-type="string">
            <text:p>MYCN</text:p>
          </table:table-cell>
          <table:table-cell table:style-name="ce8" office:value-type="float" office:value="0.000995521425375811" calcext:value-type="float">
            <text:p>0.000995521425376</text:p>
          </table:table-cell>
          <table:table-cell table:style-name="ce8" office:value-type="float" office:value="0.0105028362641879" calcext:value-type="float">
            <text:p>0.010502836264188</text:p>
          </table:table-cell>
          <table:table-cell table:number-columns-repeated="5"/>
          <table:table-cell office:value-type="string" calcext:value-type="string">
            <text:p>BSG (CD147)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" office:value-type="string" calcext:value-type="string">
            <text:p>MYCN</text:p>
          </table:table-cell>
          <table:table-cell table:style-name="ce8" office:value-type="float" office:value="0.000995521425375811" calcext:value-type="float">
            <text:p>0.000995521425376</text:p>
          </table:table-cell>
          <table:table-cell table:style-name="ce8" office:value-type="float" office:value="0.0105028362641879" calcext:value-type="float">
            <text:p>0.010502836264188</text:p>
          </table:table-cell>
          <table:table-cell table:style-name="ce6" office:value-type="float" office:value="0.0475986292973153" calcext:value-type="float">
            <text:p>0.047598629297315</text:p>
          </table:table-cell>
          <table:table-cell table:number-columns-repeated="2"/>
          <table:table-cell table:style-name="ce1" office:value-type="string" calcext:value-type="string">
            <text:p>NTRK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NTRK1</text:p>
          </table:table-cell>
          <table:table-cell table:number-columns-repeated="2" office:value-type="string" calcext:value-type="string">
            <text:p>NA</text:p>
          </table:table-cell>
          <table:table-cell table:style-name="ce8" office:value-type="float" office:value="0.0000407483054932577" calcext:value-type="float">
            <text:p>4.07483054932577E-05</text:p>
          </table:table-cell>
          <table:table-cell table:number-columns-repeated="2"/>
          <table:table-cell table:style-name="ce1" office:value-type="string" calcext:value-type="string">
            <text:p>PTPN6</text:p>
          </table:table-cell>
          <table:table-cell table:style-name="ce6" office:value-type="float" office:value="0.00925199264571076" calcext:value-type="float">
            <text:p>0.009251992645711</text:p>
          </table:table-cell>
          <table:table-cell table:style-name="ce7" office:value-type="float" office:value="0.0000000187090013126361" calcext:value-type="float">
            <text:p>1.87090013126361E-0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 calcext:value-type="string">
            <text:p>PTPN6</text:p>
          </table:table-cell>
          <table:table-cell table:style-name="ce6" office:value-type="float" office:value="0.00925199264571076" calcext:value-type="float">
            <text:p>0.009251992645711</text:p>
          </table:table-cell>
          <table:table-cell table:style-name="ce7" office:value-type="float" office:value="0.0000000187090013126361" calcext:value-type="float">
            <text:p>1.87090013126361E-08</text:p>
          </table:table-cell>
          <table:table-cell table:style-name="ce6" office:value-type="float" office:value="0.0000270341763310336" calcext:value-type="float">
            <text:p>2.70341763310336E-05</text:p>
          </table:table-cell>
          <table:table-cell table:number-columns-repeated="2"/>
          <table:table-cell table:style-name="ce1" office:value-type="string" calcext:value-type="string">
            <text:p>TP5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1" office:value-type="string" calcext:value-type="string">
            <text:p>TP53</text:p>
          </table:table-cell>
          <table:table-cell table:number-columns-repeated="2" office:value-type="string" calcext:value-type="string">
            <text:p>NA</text:p>
          </table:table-cell>
          <table:table-cell table:style-name="ce6" office:value-type="float" office:value="0.00203302642903383" calcext:value-type="float">
            <text:p>0.002033026429034</text:p>
          </table:table-cell>
          <table:table-cell table:number-columns-repeated="2"/>
          <table:table-cell table:style-name="ce1" office:value-type="string" calcext:value-type="string">
            <text:p>CXCL10</text:p>
          </table:table-cell>
          <table:table-cell table:style-name="ce6" office:value-type="float" office:value="0.0146190154593391" calcext:value-type="float">
            <text:p>0.014619015459339</text:p>
          </table:table-cell>
          <table:table-cell table:style-name="ce7" office:value-type="float" office:value="0.000000469585605030005" calcext:value-type="float">
            <text:p>4.69585605030005E-0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 calcext:value-type="string">
            <text:p>CXCL10</text:p>
          </table:table-cell>
          <table:table-cell table:style-name="ce6" office:value-type="float" office:value="0.0146190154593391" calcext:value-type="float">
            <text:p>0.014619015459339</text:p>
          </table:table-cell>
          <table:table-cell table:style-name="ce7" office:value-type="float" office:value="0.000000469585605030005" calcext:value-type="float">
            <text:p>4.69585605030005E-07</text:p>
          </table:table-cell>
          <table:table-cell table:style-name="ce6" office:value-type="float" office:value="0.00077344641149369" calcext:value-type="float">
            <text:p>0.000773446411494</text:p>
          </table:table-cell>
          <table:table-cell table:number-columns-repeated="2"/>
          <table:table-cell table:style-name="ce1" office:value-type="string" calcext:value-type="string">
            <text:p>CXCL11</text:p>
          </table:table-cell>
          <table:table-cell table:style-name="ce6" office:value-type="float" office:value="0.00542805071905858" calcext:value-type="float">
            <text:p>0.005428050719059</text:p>
          </table:table-cell>
          <table:table-cell table:style-name="ce6" office:value-type="float" office:value="0.00174073119026673" calcext:value-type="float">
            <text:p>0.0017407311902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 calcext:value-type="string">
            <text:p>CXCL11</text:p>
          </table:table-cell>
          <table:table-cell table:style-name="ce6" office:value-type="float" office:value="0.00542805071905858" calcext:value-type="float">
            <text:p>0.005428050719059</text:p>
          </table:table-cell>
          <table:table-cell table:style-name="ce6" office:value-type="float" office:value="0.00174073119026673" calcext:value-type="float">
            <text:p>0.001740731190267</text:p>
          </table:table-cell>
          <table:table-cell table:style-name="ce6" office:value-type="float" office:value="0.0355161915407431" calcext:value-type="float">
            <text:p>0.035516191540743</text:p>
          </table:table-cell>
          <table:table-cell table:number-columns-repeated="2"/>
          <table:table-cell table:style-name="ce1" office:value-type="string" calcext:value-type="string">
            <text:p>BSG (CD147)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1" office:value-type="string" calcext:value-type="string">
            <text:p>AGTR1</text:p>
          </table:table-cell>
          <table:table-cell table:style-name="ce6" office:value-type="float" office:value="0.000706261110453192" calcext:value-type="float">
            <text:p>0.000706261110453</text:p>
          </table:table-cell>
          <table:table-cell table:style-name="ce8" office:value-type="float" office:value="0.00274561882441221" calcext:value-type="float">
            <text:p>0.002745618824412</text:p>
          </table:table-cell>
          <table:table-cell office:value-type="string" calcext:value-type="string">
            <text:p>NA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BSG (CD147)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8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office:value-type="string" calcext:value-type="string">
            <text:p>Clust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IFITM2</text:p>
          </table:table-cell>
          <table:table-cell table:style-name="ce8" office:value-type="float" office:value="0.00022433846723709" calcext:value-type="float">
            <text:p>0.000224338467237</text:p>
          </table:table-cell>
          <table:table-cell table:style-name="ce8" office:value-type="float" office:value="0.00849595977575728" calcext:value-type="float">
            <text:p>0.008495959775757</text:p>
          </table:table-cell>
          <table:table-cell table:style-name="ce10" office:value-type="float" office:value="0.00000439938799573685" calcext:value-type="float">
            <text:p>4.39938799573685E-06</text:p>
          </table:table-cell>
          <table:table-cell table:style-name="ce8" office:value-type="float" office:value="0.0154079543391008" calcext:value-type="float">
            <text:p>0.015407954339101</text:p>
          </table:table-cell>
          <table:table-cell table:style-name="ce7" office:value-type="float" office:value="0.000000161723225396593" calcext:value-type="float">
            <text:p>1.61723225396593E-07</text:p>
          </table:table-cell>
          <table:table-cell table:style-name="ce6" office:value-type="float" office:value="0.000254143407094801" calcext:value-type="float">
            <text:p>0.000254143407095</text:p>
          </table:table-cell>
          <table:table-cell table:style-name="ce6" office:value-type="float" office:value="0.000200475177489548" calcext:value-type="float">
            <text:p>0.00020047517749</text:p>
          </table:table-cell>
          <table:table-cell table:style-name="ce6" office:value-type="float" office:value="0.00980365209692879" calcext:value-type="float">
            <text:p>0.009803652096929</text:p>
          </table:table-cell>
          <table:table-cell office:value-type="string" calcext:value-type="string">
            <text:p>NA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IFITM3</text:p>
          </table:table-cell>
          <table:table-cell table:style-name="ce8" office:value-type="float" office:value="0.00604635316473097" calcext:value-type="float">
            <text:p>0.006046353164731</text:p>
          </table:table-cell>
          <table:table-cell table:style-name="ce8" office:value-type="float" office:value="0.0231937817951445" calcext:value-type="float">
            <text:p>0.023193781795145</text:p>
          </table:table-cell>
          <table:table-cell table:style-name="ce10" office:value-type="float" office:value="0.00000183905580358571" calcext:value-type="float">
            <text:p>1.83905580358571E-06</text:p>
          </table:table-cell>
          <table:table-cell table:style-name="ce8" office:value-type="float" office:value="0.0365298065029891" calcext:value-type="float">
            <text:p>0.036529806502989</text:p>
          </table:table-cell>
          <table:table-cell table:style-name="ce7" office:value-type="float" office:value="0.0000000539968268798332" calcext:value-type="float">
            <text:p>5.39968268798332E-08</text:p>
          </table:table-cell>
          <table:table-cell table:style-name="ce6" office:value-type="float" office:value="0.000208958673965869" calcext:value-type="float">
            <text:p>0.000208958673966</text:p>
          </table:table-cell>
          <table:table-cell table:style-name="ce6" office:value-type="float" office:value="0.00209358366980112" calcext:value-type="float">
            <text:p>0.002093583669801</text:p>
          </table:table-cell>
          <table:table-cell table:style-name="ce6" office:value-type="float" office:value="0.032849037989617" calcext:value-type="float">
            <text:p>0.032849037989617</text:p>
          </table:table-cell>
          <table:table-cell office:value-type="string" calcext:value-type="string">
            <text:p>NA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CXCL10</text:p>
          </table:table-cell>
          <table:table-cell table:style-name="ce8" office:value-type="float" office:value="0.00020905174560858" calcext:value-type="float">
            <text:p>0.000209051745609</text:p>
          </table:table-cell>
          <table:table-cell table:style-name="ce8" office:value-type="float" office:value="0.0193016029908109" calcext:value-type="float">
            <text:p>0.019301602990811</text:p>
          </table:table-cell>
          <table:table-cell table:style-name="ce10" office:value-type="float" office:value="0.000000949074757829698" calcext:value-type="float">
            <text:p>9.49074757829698E-07</text:p>
          </table:table-cell>
          <table:table-cell table:style-name="ce12" office:value-type="string" calcext:value-type="string">
            <text:p>NA</text:p>
          </table:table-cell>
          <table:table-cell table:style-name="ce6" office:value-type="float" office:value="0.0146190154593391" calcext:value-type="float">
            <text:p>0.014619015459339</text:p>
          </table:table-cell>
          <table:table-cell table:style-name="ce6" office:value-type="float" office:value="0.0410919858206399" calcext:value-type="float">
            <text:p>0.04109198582064</text:p>
          </table:table-cell>
          <table:table-cell table:style-name="ce7" office:value-type="float" office:value="0.000000469585605030005" calcext:value-type="float">
            <text:p>4.69585605030005E-07</text:p>
          </table:table-cell>
          <table:table-cell table:style-name="ce6" office:value-type="float" office:value="0.00077344641149369" calcext:value-type="float">
            <text:p>0.000773446411494</text:p>
          </table:table-cell>
          <table:table-cell office:value-type="string" calcext:value-type="string">
            <text:p>NA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AGTR1</text:p>
          </table:table-cell>
          <table:table-cell table:number-columns-repeated="4" office:value-type="string" calcext:value-type="string">
            <text:p>NA</text:p>
          </table:table-cell>
          <table:table-cell table:style-name="ce6" office:value-type="float" office:value="0.000706261110453192" calcext:value-type="float">
            <text:p>0.000706261110453</text:p>
          </table:table-cell>
          <table:table-cell table:style-name="ce7" office:value-type="float" office:value="0.0000512644405862679" calcext:value-type="float">
            <text:p>5.12644405862679E-05</text:p>
          </table:table-cell>
          <table:table-cell table:style-name="ce8" office:value-type="float" office:value="0.00274561882441221" calcext:value-type="float">
            <text:p>0.00274561882441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5"/>
        </table:table-row>
        <table:table-row table:style-name="ro1">
          <table:table-cell table:number-columns-repeated="25"/>
        </table:table-row>
        <table:table-row table:style-name="ro1">
          <table:table-cell table:style-name="ce1"/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lust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ust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E2</text:p>
          </table:table-cell>
          <table:table-cell table:style-name="ce6" office:value-type="float" office:value="0.000215153699734387" calcext:value-type="float">
            <text:p>0.000215153699734</text:p>
          </table:table-cell>
          <table:table-cell table:number-columns-repeated="3" office:value-type="string" calcext:value-type="string">
            <text:p>NA</text:p>
          </table:table-cell>
          <table:table-cell table:style-name="ce6" office:value-type="float" office:value="0.0294984002640732" calcext:value-type="float">
            <text:p>0.029498400264073</text:p>
          </table:table-cell>
          <table:table-cell office:value-type="string" calcext:value-type="string">
            <text:p>NA</text:p>
          </table:table-cell>
          <table:table-cell table:style-name="ce8" office:value-type="float" office:value="0.00106876237667553" calcext:value-type="float">
            <text:p>0.001068762376676</text:p>
          </table:table-cell>
          <table:table-cell office:value-type="string" calcext:value-type="string">
            <text:p>NA</text:p>
          </table:table-cell>
          <table:table-cell table:style-name="ce8" office:value-type="float" office:value="0.021251461482767" calcext:value-type="float">
            <text:p>0.021251461482767</text:p>
          </table:table-cell>
          <table:table-cell/>
          <table:table-cell office:value-type="string" calcext:value-type="string">
            <text:p>KM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627" calcext:value-type="float">
            <text:p>0.00627</text:p>
          </table:table-cell>
          <table:table-cell table:number-columns-repeated="5" office:value-type="string" calcext:value-type="string">
            <text:p>NA</text:p>
          </table:table-cell>
          <table:table-cell table:style-name="ce4" office:value-type="float" office:value="0.00758" calcext:value-type="float">
            <text:p>0.0075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MPRSS2</text:p>
          </table:table-cell>
          <table:table-cell table:style-name="ce7" office:value-type="float" office:value="0.00000195741597699918" calcext:value-type="float">
            <text:p>1.95741597699918E-06</text:p>
          </table:table-cell>
          <table:table-cell office:value-type="string" calcext:value-type="string">
            <text:p>NA</text:p>
          </table:table-cell>
          <table:table-cell table:style-name="ce8" office:value-type="float" office:value="0.0339472685894652" calcext:value-type="float">
            <text:p>0.033947268589465</text:p>
          </table:table-cell>
          <table:table-cell table:number-columns-repeated="3" office:value-type="string" calcext:value-type="string">
            <text:p>NA</text:p>
          </table:table-cell>
          <table:table-cell table:style-name="ce8" office:value-type="float" office:value="0.037357284345069" calcext:value-type="float">
            <text:p>0.037357284345069</text:p>
          </table:table-cell>
          <table:table-cell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/>
          <table:table-cell office:value-type="string" calcext:value-type="string">
            <text:p>NTRK1</text:p>
          </table:table-cell>
          <table:table-cell table:style-name="ce8" office:value-type="float" office:value="0.0140476253278864" calcext:value-type="float">
            <text:p>0.014047625327886</text:p>
          </table:table-cell>
          <table:table-cell table:style-name="ce6" office:value-type="float" office:value="0.000137038751664969" calcext:value-type="float">
            <text:p>0.000137038751665</text:p>
          </table:table-cell>
          <table:table-cell table:style-name="ce10" office:value-type="float" office:value="0.000000000000274345831539332" calcext:value-type="float">
            <text:p>2.74345831539332E-13</text:p>
          </table:table-cell>
          <table:table-cell table:style-name="ce7" office:value-type="float" office:value="0.000062158892686043" calcext:value-type="float">
            <text:p>6.2158892686043E-05</text:p>
          </table:table-cell>
          <table:table-cell office:value-type="string" calcext:value-type="string">
            <text:p>NA</text:p>
          </table:table-cell>
          <table:table-cell table:style-name="ce6" office:value-type="float" office:value="0.000128986642064059" calcext:value-type="float">
            <text:p>0.000128986642064</text:p>
          </table:table-cell>
          <table:table-cell office:value-type="string" calcext:value-type="string">
            <text:p>NA</text:p>
          </table:table-cell>
          <table:table-cell table:style-name="ce8" office:value-type="float" office:value="0.0000407483054932577" calcext:value-type="float">
            <text:p>4.07483054932577E-05</text:p>
          </table:table-cell>
          <table:table-cell table:style-name="ce6" office:value-type="float" office:value="0.00666324329398368" calcext:value-type="float">
            <text:p>0.00666324329398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YCN</text:p>
          </table:table-cell>
          <table:table-cell table:style-name="ce6" office:value-type="float" office:value="0.0550017494713812" calcext:value-type="float">
            <text:p>0.055001749471381</text:p>
          </table:table-cell>
          <table:table-cell office:value-type="string" calcext:value-type="string">
            <text:p>NA</text:p>
          </table:table-cell>
          <table:table-cell table:style-name="ce7" office:value-type="float" office:value="0.000000000000615168791202366" calcext:value-type="float">
            <text:p>6.15168791202366E-13</text:p>
          </table:table-cell>
          <table:table-cell table:style-name="ce8" office:value-type="float" office:value="0.0134196817471946" calcext:value-type="float">
            <text:p>0.013419681747195</text:p>
          </table:table-cell>
          <table:table-cell table:style-name="ce8" office:value-type="float" office:value="0.000995521425375811" calcext:value-type="float">
            <text:p>0.000995521425376</text:p>
          </table:table-cell>
          <table:table-cell table:style-name="ce8" office:value-type="float" office:value="0.00430610690218225" calcext:value-type="float">
            <text:p>0.004306106902182</text:p>
          </table:table-cell>
          <table:table-cell table:style-name="ce8" office:value-type="float" office:value="0.0105028362641879" calcext:value-type="float">
            <text:p>0.010502836264188</text:p>
          </table:table-cell>
          <table:table-cell table:style-name="ce6" office:value-type="float" office:value="0.0475986292973153" calcext:value-type="float">
            <text:p>0.047598629297315</text:p>
          </table:table-cell>
          <table:table-cell office:value-type="string" calcext:value-type="string">
            <text:p>NA</text:p>
          </table:table-cell>
          <table:table-cell/>
          <table:table-cell table:style-name="ce1" office:value-type="string" calcext:value-type="string">
            <text:p>PTPN6</text:p>
          </table:table-cell>
          <table:table-cell table:style-name="ce9" office:value-type="string" calcext:value-type="string">
            <text:p>NA</text:p>
          </table:table-cell>
          <table:table-cell table:style-name="ce8" office:value-type="float" office:value="0.0498291183503963" calcext:value-type="float">
            <text:p>0.049829118350396</text:p>
          </table:table-cell>
          <table:table-cell table:style-name="ce10" office:value-type="float" office:value="0.00000000282957596169986" calcext:value-type="float">
            <text:p>2.82957596169986E-09</text:p>
          </table:table-cell>
          <table:table-cell table:style-name="ce9" office:value-type="string" calcext:value-type="string">
            <text:p>NA</text:p>
          </table:table-cell>
          <table:table-cell table:style-name="ce6" office:value-type="float" office:value="0.00925199264571076" calcext:value-type="float">
            <text:p>0.009251992645711</text:p>
          </table:table-cell>
          <table:table-cell office:value-type="string" calcext:value-type="string">
            <text:p>NA</text:p>
          </table:table-cell>
          <table:table-cell table:style-name="ce7" office:value-type="float" office:value="0.0000000187090013126361" calcext:value-type="float">
            <text:p>1.87090013126361E-08</text:p>
          </table:table-cell>
          <table:table-cell table:style-name="ce6" office:value-type="float" office:value="0.0000270341763310336" calcext:value-type="float">
            <text:p>2.70341763310336E-05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RK1</text:p>
          </table:table-cell>
          <table:table-cell table:style-name="ce8" office:value-type="float" office:value="0.0140476253278864" calcext:value-type="float">
            <text:p>0.014047625327886</text:p>
          </table:table-cell>
          <table:table-cell table:style-name="ce6" office:value-type="float" office:value="0.000137038751664969" calcext:value-type="float">
            <text:p>0.000137038751665</text:p>
          </table:table-cell>
          <table:table-cell table:style-name="ce10" office:value-type="float" office:value="0.000000000000274345831539332" calcext:value-type="float">
            <text:p>2.74345831539332E-13</text:p>
          </table:table-cell>
          <table:table-cell table:style-name="ce7" office:value-type="float" office:value="0.000062158892686043" calcext:value-type="float">
            <text:p>6.2158892686043E-05</text:p>
          </table:table-cell>
          <table:table-cell office:value-type="string" calcext:value-type="string">
            <text:p>NA</text:p>
          </table:table-cell>
          <table:table-cell table:style-name="ce6" office:value-type="float" office:value="0.000128986642064059" calcext:value-type="float">
            <text:p>0.000128986642064</text:p>
          </table:table-cell>
          <table:table-cell office:value-type="string" calcext:value-type="string">
            <text:p>NA</text:p>
          </table:table-cell>
          <table:table-cell table:style-name="ce8" office:value-type="float" office:value="0.0000407483054932577" calcext:value-type="float">
            <text:p>4.07483054932577E-05</text:p>
          </table:table-cell>
          <table:table-cell table:style-name="ce6" office:value-type="float" office:value="0.00666324329398368" calcext:value-type="float">
            <text:p>0.006663243293984</text:p>
          </table:table-cell>
          <table:table-cell/>
          <table:table-cell table:style-name="ce1" office:value-type="string" calcext:value-type="string">
            <text:p>TP53</text:p>
          </table:table-cell>
          <table:table-cell table:style-name="ce2" office:value-type="string" calcext:value-type="string">
            <text:p>NA</text:p>
          </table:table-cell>
          <table:table-cell table:style-name="ce8" office:value-type="float" office:value="0.00721415851681947" calcext:value-type="float">
            <text:p>0.007214158516819</text:p>
          </table:table-cell>
          <table:table-cell table:style-name="ce7" office:value-type="float" office:value="0.000000000006906036367043" calcext:value-type="float">
            <text:p>6.906036367043E-12</text:p>
          </table:table-cell>
          <table:table-cell table:style-name="ce10" office:value-type="float" office:value="0.00000181396094663561" calcext:value-type="float">
            <text:p>1.81396094663561E-06</text:p>
          </table:table-cell>
          <table:table-cell table:number-columns-repeated="3" office:value-type="string" calcext:value-type="string">
            <text:p>NA</text:p>
          </table:table-cell>
          <table:table-cell table:style-name="ce6" office:value-type="float" office:value="0.00203302642903383" calcext:value-type="float">
            <text:p>0.002033026429034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TPN6</text:p>
          </table:table-cell>
          <table:table-cell table:style-name="ce9" office:value-type="string" calcext:value-type="string">
            <text:p>NA</text:p>
          </table:table-cell>
          <table:table-cell table:style-name="ce8" office:value-type="float" office:value="0.0498291183503963" calcext:value-type="float">
            <text:p>0.049829118350396</text:p>
          </table:table-cell>
          <table:table-cell table:style-name="ce10" office:value-type="float" office:value="0.00000000282957596169986" calcext:value-type="float">
            <text:p>2.82957596169986E-09</text:p>
          </table:table-cell>
          <table:table-cell table:style-name="ce9" office:value-type="string" calcext:value-type="string">
            <text:p>NA</text:p>
          </table:table-cell>
          <table:table-cell table:style-name="ce6" office:value-type="float" office:value="0.00925199264571076" calcext:value-type="float">
            <text:p>0.009251992645711</text:p>
          </table:table-cell>
          <table:table-cell office:value-type="string" calcext:value-type="string">
            <text:p>NA</text:p>
          </table:table-cell>
          <table:table-cell table:style-name="ce7" office:value-type="float" office:value="0.0000000187090013126361" calcext:value-type="float">
            <text:p>1.87090013126361E-08</text:p>
          </table:table-cell>
          <table:table-cell table:style-name="ce6" office:value-type="float" office:value="0.0000270341763310336" calcext:value-type="float">
            <text:p>2.70341763310336E-05</text:p>
          </table:table-cell>
          <table:table-cell office:value-type="string" calcext:value-type="string">
            <text:p>NA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P53</text:p>
          </table:table-cell>
          <table:table-cell table:style-name="ce2" office:value-type="string" calcext:value-type="string">
            <text:p>NA</text:p>
          </table:table-cell>
          <table:table-cell table:style-name="ce8" office:value-type="float" office:value="0.00721415851681947" calcext:value-type="float">
            <text:p>0.007214158516819</text:p>
          </table:table-cell>
          <table:table-cell table:style-name="ce7" office:value-type="float" office:value="0.000000000006906036367043" calcext:value-type="float">
            <text:p>6.906036367043E-12</text:p>
          </table:table-cell>
          <table:table-cell table:style-name="ce10" office:value-type="float" office:value="0.00000181396094663561" calcext:value-type="float">
            <text:p>1.81396094663561E-06</text:p>
          </table:table-cell>
          <table:table-cell table:number-columns-repeated="3" office:value-type="string" calcext:value-type="string">
            <text:p>NA</text:p>
          </table:table-cell>
          <table:table-cell table:style-name="ce6" office:value-type="float" office:value="0.00203302642903383" calcext:value-type="float">
            <text:p>0.002033026429034</text:p>
          </table:table-cell>
          <table:table-cell office:value-type="string" calcext:value-type="string">
            <text:p>NA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CXCL11</text:p>
          </table:table-cell>
          <table:table-cell table:number-columns-repeated="2" office:value-type="string" calcext:value-type="string">
            <text:p>NA</text:p>
          </table:table-cell>
          <table:table-cell table:style-name="ce10" office:value-type="float" office:value="0.0000203412966104401" calcext:value-type="float">
            <text:p>2.03412966104401E-05</text:p>
          </table:table-cell>
          <table:table-cell office:value-type="string" calcext:value-type="string">
            <text:p>NA</text:p>
          </table:table-cell>
          <table:table-cell table:style-name="ce6" office:value-type="float" office:value="0.00542805071905858" calcext:value-type="float">
            <text:p>0.005428050719059</text:p>
          </table:table-cell>
          <table:table-cell office:value-type="string" calcext:value-type="string">
            <text:p>NA</text:p>
          </table:table-cell>
          <table:table-cell table:style-name="ce6" office:value-type="float" office:value="0.00174073119026673" calcext:value-type="float">
            <text:p>0.001740731190267</text:p>
          </table:table-cell>
          <table:table-cell table:style-name="ce6" office:value-type="float" office:value="0.0355161915407431" calcext:value-type="float">
            <text:p>0.035516191540743</text:p>
          </table:table-cell>
          <table:table-cell office:value-type="string" calcext:value-type="string">
            <text:p>N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SG (CD147)</text:p>
          </table:table-cell>
          <table:table-cell table:number-columns-repeated="8" office:value-type="string" calcext:value-type="string">
            <text:p>NA</text:p>
          </table:table-cell>
          <table:table-cell table:style-name="ce8" office:value-type="float" office:value="0.0107201784696594" calcext:value-type="float">
            <text:p>0.010720178469659</text:p>
          </table:table-cell>
          <table:table-cell table:number-columns-repeated="15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office:value-type="string" calcext:value-type="string">
            <text:p>Cluster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M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ACE2</text:p>
          </table:table-cell>
          <table:table-cell table:style-name="ce6" office:value-type="float" office:value="0.0294984002640732" calcext:value-type="float">
            <text:p>0.029498400264073</text:p>
          </table:table-cell>
          <table:table-cell table:style-name="ce8" office:value-type="float" office:value="0.00106876237667553" calcext:value-type="float">
            <text:p>0.001068762376676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TMPRSS2</text:p>
          </table:table-cell>
          <table:table-cell office:value-type="string" calcext:value-type="string">
            <text:p>NA</text:p>
          </table:table-cell>
          <table:table-cell table:style-name="ce8" office:value-type="float" office:value="0.037357284345069" calcext:value-type="float">
            <text:p>0.037357284345069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IFITM2</text:p>
          </table:table-cell>
          <table:table-cell table:style-name="ce7" office:value-type="float" office:value="0.000000161723225396593" calcext:value-type="float">
            <text:p>1.61723225396593E-07</text:p>
          </table:table-cell>
          <table:table-cell table:style-name="ce6" office:value-type="float" office:value="0.000200475177489548" calcext:value-type="float">
            <text:p>0.00020047517749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IFITM3</text:p>
          </table:table-cell>
          <table:table-cell table:style-name="ce7" office:value-type="float" office:value="0.0000000539968268798332" calcext:value-type="float">
            <text:p>5.39968268798332E-08</text:p>
          </table:table-cell>
          <table:table-cell table:style-name="ce6" office:value-type="float" office:value="0.00209358366980112" calcext:value-type="float">
            <text:p>0.00209358366980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MYCN</text:p>
          </table:table-cell>
          <table:table-cell table:style-name="ce8" office:value-type="float" office:value="0.000995521425375811" calcext:value-type="float">
            <text:p>0.000995521425376</text:p>
          </table:table-cell>
          <table:table-cell table:style-name="ce8" office:value-type="float" office:value="0.0105028362641879" calcext:value-type="float">
            <text:p>0.01050283626418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TRK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PTPN6</text:p>
          </table:table-cell>
          <table:table-cell table:style-name="ce6" office:value-type="float" office:value="0.00925199264571076" calcext:value-type="float">
            <text:p>0.009251992645711</text:p>
          </table:table-cell>
          <table:table-cell table:style-name="ce7" office:value-type="float" office:value="0.0000000187090013126361" calcext:value-type="float">
            <text:p>1.87090013126361E-08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TP5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CXCL10</text:p>
          </table:table-cell>
          <table:table-cell table:style-name="ce6" office:value-type="float" office:value="0.0146190154593391" calcext:value-type="float">
            <text:p>0.014619015459339</text:p>
          </table:table-cell>
          <table:table-cell table:style-name="ce7" office:value-type="float" office:value="0.000000469585605030005" calcext:value-type="float">
            <text:p>4.69585605030005E-07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CXCL11</text:p>
          </table:table-cell>
          <table:table-cell table:style-name="ce6" office:value-type="float" office:value="0.00542805071905858" calcext:value-type="float">
            <text:p>0.005428050719059</text:p>
          </table:table-cell>
          <table:table-cell table:style-name="ce6" office:value-type="float" office:value="0.00174073119026673" calcext:value-type="float">
            <text:p>0.00174073119026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SG (CD147)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6:17:45.2803005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01:04:49.676746169</meta:creation-date>
    <dc:date>2021-03-05T10:38:29.303126989</dc:date>
    <meta:editing-duration>PT9H46M45S</meta:editing-duration>
    <meta:editing-cycles>8</meta:editing-cycles>
    <meta:generator>LibreOffice/6.4.6.2$Linux_X86_64 LibreOffice_project/40$Build-2</meta:generator>
    <meta:document-statistic meta:table-count="1" meta:cell-count="780" meta:object-count="0"/>
    <meta:user-defined meta:name=""/>
  </office:meta>
</office:document-meta>
</file>